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9aeece" officeooo:paragraph-rsid="009aeece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9b04b3" officeooo:paragraph-rsid="009b04b3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9cb980" officeooo:paragraph-rsid="009cb980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9e05ef" officeooo:paragraph-rsid="009e05ef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39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officeooo:rsid="009cb980" officeooo:paragraph-rsid="009cb980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f1c3b" style:font-name-asian="IPA明朝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style:font-name="IPA明朝" fo:font-size="13.6999998092651pt" officeooo:rsid="009f01a5" officeooo:paragraph-rsid="009f01a5" style:font-name-asian="IPA明朝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3.6999998092651pt" officeooo:rsid="009f1c3b" officeooo:paragraph-rsid="009f1c3b" style:font-name-asian="IPA明朝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47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f1c3b" style:font-name-asian="IPA明朝" style:font-size-asian="22pt" style:font-size-complex="25.1000003814697pt"/>
    </style:style>
    <style:style style:name="P48" style:family="paragraph" style:parent-style-name="Standard">
      <style:paragraph-properties fo:text-align="start" style:justify-single-word="false"/>
      <style:text-properties style:font-name="IPA明朝" fo:font-size="25.1000003814697pt" officeooo:rsid="009f1c3b" officeooo:paragraph-rsid="009f1c3b" style:font-name-asian="IPA明朝" style:font-size-asian="22pt" style:font-size-complex="25.1000003814697pt"/>
    </style:style>
    <style:style style:name="P49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50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51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52" style:family="paragraph" style:parent-style-name="Standard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24pt" officeooo:rsid="008119b5" officeooo:paragraph-rsid="008119b5" style:font-size-asian="24pt" style:font-size-complex="24pt"/>
    </style:style>
    <style:style style:name="P57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58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59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60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61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f1c3b" style:font-name-asian="IPA明朝" style:font-size-asian="22pt" style:font-size-complex="25.1000003814697pt"/>
    </style:style>
    <style:style style:name="P62" style:family="paragraph" style:parent-style-name="Standard">
      <style:paragraph-properties fo:text-align="start" style:justify-single-word="false"/>
      <style:text-properties style:font-name="IPA明朝" fo:font-size="25.1000003814697pt" officeooo:rsid="009f1c3b" officeooo:paragraph-rsid="009f1c3b" style:font-name-asian="IPA明朝" style:font-size-asian="22pt" style:font-size-complex="25.1000003814697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7e9e69"/>
    </style:style>
    <style:style style:name="T4" style:family="text">
      <style:text-properties officeooo:rsid="0093f2fb"/>
    </style:style>
    <style:style style:name="T5" style:family="text">
      <style:text-properties officeooo:rsid="009cb980"/>
    </style:style>
    <style:style style:name="T6" style:family="text">
      <style:text-properties officeooo:rsid="009f01a5"/>
    </style:style>
    <style:style style:name="T7" style:family="text">
      <style:text-properties officeooo:rsid="009f1c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HTML</text:p>
      <text:p text:style-name="P1"/>
      <text:p text:style-name="P1"/>
      <text:p text:style-name="P1"/>
      <text:p text:style-name="P3"/>
      <text:p text:style-name="P3"/>
      <text:p text:style-name="P38"><text:soft-page-break/>もくじ</text:p>
      <text:p text:style-name="P4"/>
      <text:list xml:id="list3385844848" text:style-name="L1">
        <text:list-item>
          <text:p text:style-name="P53">基本構文</text:p>
        </text:list-item>
        <text:list-item>
          <text:p text:style-name="P54">コメント</text:p>
        </text:list-item>
        <text:list-item>
          <text:p text:style-name="P55">見出し</text:p>
        </text:list-item>
        <text:list-item>
          <text:p text:style-name="P53">目次など複数のリンクの設置</text:p>
        </text:list-item>
        <text:list-item>
          <text:p text:style-name="P53">段落</text:p>
        </text:list-item>
        <text:list-item>
          <text:p text:style-name="P53">番号なしリスト</text:p>
        </text:list-item>
        <text:list-item>
          <text:p text:style-name="P53">リンク</text:p>
        </text:list-item>
        <text:list-item>
          <text:p text:style-name="P53">画像表示</text:p>
        </text:list-item>
        <text:list-item>
          <text:p text:style-name="P54">ヘッダー、メイン、フッター、汎用ブロック</text:p>
        </text:list-item>
        <text:list-item>
          <text:p text:style-name="P55">class属性</text:p>
        </text:list-item>
        <text:list-item>
          <text:p text:style-name="P55">id属性</text:p>
        </text:list-item>
        <text:list-item>
          <text:p text:style-name="P55">テーブル</text:p>
        </text:list-item>
        <text:list-item>
          <text:p text:style-name="P55">番号付きリスト</text:p>
        </text:list-item>
        <text:list-item>
          <text:p text:style-name="P53">テキストを修飾するタグ</text:p>
        </text:list-item>
        <text:list-item>
          <text:p text:style-name="P55">フォーム</text:p>
        </text:list-item>
        <text:list-item>
          <text:p text:style-name="P56">プルダウンメニュー</text:p>
        </text:list-item>
        <text:list-item>
          <text:p text:style-name="P55"><text:soft-page-break/>ラジオボタン</text:p>
        </text:list-item>
        <text:list-item>
          <text:p text:style-name="P55">チェックボックス</text:p>
        </text:list-item>
        <text:list-item>
          <text:p text:style-name="P55">テキストフィールド</text:p>
        </text:list-item>
        <text:list-item>
          <text:p text:style-name="P55">テキストエリア</text:p>
        </text:list-item>
        <text:list-item>
          <text:p text:style-name="P55">ラベル</text:p>
        </text:list-item>
      </text:list>
      <text:p text:style-name="P5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9"><text:soft-page-break/>1.基本構文</text:p>
      <text:p text:style-name="P50"/>
      <text:p text:style-name="P33">&lt;!DOCTYPE html&gt;</text:p>
      <text:p text:style-name="P33">&lt;html&gt;</text:p>
      <text:p text:style-name="P33">&lt;head&gt;</text:p>
      <text:p text:style-name="P33"><text:tab/>&lt;meta charset=”UTF-8&gt;<text:tab/><text:tab/><text:tab/>&lt;!-- フォントの指定 --&gt;</text:p>
      <text:p text:style-name="P33"><text:tab/>&lt;title&gt;タイトル&lt;/title&gt;<text:tab/><text:tab/><text:tab/>&lt;!-- HPのタイトル --&gt;</text:p>
      <text:p text:style-name="P32"><text:tab/><text:span text:style-name="T3">&lt;link rel=”stylesheet” href=”style.css”/&gt;<text:tab/>&lt;!-- cssファイルの指定 --&gt;</text:span></text:p>
      <text:p text:style-name="P32"><text:tab/><text:span text:style-name="T3">&lt;script src=”main.js” defer&gt;&lt;/script&gt;<text:tab/><text:tab/>&lt;!-- javascriptファイルの指定 --&gt;</text:span></text:p>
      <text:p text:style-name="P33">&lt;/head&gt;</text:p>
      <text:p text:style-name="P33">&lt;body&gt;</text:p>
      <text:p text:style-name="P33">&lt;/bocy&gt;</text:p>
      <text:p text:style-name="P33">&lt;/html&gt;</text:p>
      <text:p text:style-name="P33"/>
      <text:p text:style-name="P33">※deferは、htmlファイルを読み込み後、最後にjavascriptを実行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2.コメント</text:p>
      <text:p text:style-name="P18"/>
      <text:p text:style-name="P35">&lt;!-- コメントをここに書く →</text:p>
      <text:p text:style-name="P35"/>
      <text:p text:style-name="P35">&lt;!--</text:p>
      <text:p text:style-name="P35">コメントをここに書く</text:p>
      <text:p text:style-name="P35">--&gt;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3.見出し</text:p>
      <text:p text:style-name="P16"/>
      <text:p text:style-name="P35">&lt;h1&gt;見出し&lt;/h1&gt;</text:p>
      <text:p text:style-name="P35"/>
      <text:p text:style-name="P35">※&lt;h1&gt;〜&lt;h6&gt;まである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4.目次など複数のリンクの設置</text:p>
      <text:p text:style-name="P16"/>
      <text:p text:style-name="P35">&lt;nav&gt;</text:p>
      <text:p text:style-name="P35"><text:tab/>&lt;ul&gt;</text:p>
      <text:p text:style-name="P35"><text:tab/><text:tab/>&lt;li&gt;&lt;a href=”リンク先のURL”&gt;表示される目次&lt;/a&gt;&lt;li&gt;</text:p>
      <text:p text:style-name="P35"><text:tab/>&lt;/ul&gt;</text:p>
      <text:p text:style-name="P35">&lt;/nav&gt;</text:p>
      <text:p text:style-name="P35"/>
      <text:p text:style-name="P35">※&lt;nav&gt;でリンクを挟む</text:p>
      <text:p text:style-name="P35"/>
      <text:p text:style-name="P3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<text:soft-page-break/>5.段落</text:p>
      <text:p text:style-name="P19"/>
      <text:p text:style-name="P35">&lt;p&gt;テキストの段落１&lt;/p&gt;</text:p>
      <text:p text:style-name="P35">&lt;p&gt;テキストの段落２&lt;/p&gt;</text:p>
      <text:p text:style-name="P35"/>
      <text:p text:style-name="P35">※&lt;p&gt;で括ると一つの段落になる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<text:soft-page-break/><text:span text:style-name="T2">6</text:span>.番号なしリスト</text:p>
      <text:p text:style-name="P20"/>
      <text:p text:style-name="P35">&lt;ul&gt;</text:p>
      <text:p text:style-name="P35"><text:tab/>&lt;li&gt;番号なしリスト１&lt;/li&gt;</text:p>
      <text:p text:style-name="P35"><text:tab/>&lt;li&gt;番号なしリスト２&lt;/li&gt;</text:p>
      <text:p text:style-name="P35">&lt;/ul&gt;</text:p>
      <text:p text:style-name="P3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2">7</text:span>.リンク</text:p>
      <text:p text:style-name="P22"/>
      <text:p text:style-name="P36">&lt;a href=”リンク先のURL” target”_blank”&gt;表示される文字列&lt;/a&gt;</text:p>
      <text:p text:style-name="P36"/>
      <text:p text:style-name="P36">※target”_blank”を設定すると別タブで開くようになる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2">8</text:span>.画像表示</text:p>
      <text:p text:style-name="P20"/>
      <text:p text:style-name="P40">&lt;img src=”画像ファイル.jpg” alt=”ここに画像表示” <text:s/>width=”600” height=”400”&gt;</text:p>
      <text:p text:style-name="P40"/>
      <text:p text:style-name="P40">※src=ソース</text:p>
      <text:p text:style-name="P40"><text:s text:c="4"/>alt=画像が表示されないときの文字</text:p>
      <text:p text:style-name="P40"><text:s text:c="4"/>width=横幅指定</text:p>
      <text:p text:style-name="P40"><text:s text:c="4"/>height=縦幅指定</text:p>
      <text:p text:style-name="P40"/>
      <text:p text:style-name="P40">※画像ファイルは、jpg, png, GIF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"><text:soft-page-break/><text:span text:style-name="T2">9</text:span>.ヘッダー、メイン、フッター、汎用ブロック</text:p>
      <text:p text:style-name="P21"/>
      <text:p text:style-name="P36">&lt;header&gt;</text:p>
      <text:p text:style-name="P36"><text:tab/>ここにヘッダーを書く</text:p>
      <text:p text:style-name="P36">&lt;/header&gt;</text:p>
      <text:p text:style-name="P36">&lt;main&gt;<text:tab/><text:tab/><text:tab/>&lt;!-- メインは一つのHTMLファイルで一回しか使えない</text:p>
      <text:p text:style-name="P36"><text:tab/>&lt;div&gt;</text:p>
      <text:p text:style-name="P36"><text:tab/><text:tab/>汎用ブロック（class や id でまとめる時に使う</text:p>
      <text:p text:style-name="P36"><text:tab/>&lt;/div&gt;</text:p>
      <text:p text:style-name="P36">&lt;/main&gt;</text:p>
      <text:p text:style-name="P36">&lt;footer&gt;</text:p>
      <text:p text:style-name="P36"><text:tab/>ここにフッターを書く</text:p>
      <text:p text:style-name="P36">&lt;/footer&gt;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><text:soft-page-break/><text:span text:style-name="T2">10</text:span>.<text:span text:style-name="T5">class属性</text:span></text:p>
      <text:p text:style-name="P25"/>
      <text:p text:style-name="P36">&lt;div class=”クラス属性”&gt;</text:p>
      <text:p text:style-name="P36"><text:tab/>クラス属性は、おなじ属性を複数作れる</text:p>
      <text:p text:style-name="P36">&lt;/div&gt;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1<text:span text:style-name="T2">1</text:span>.<text:span text:style-name="T5">id属性</text:span></text:p>
      <text:p text:style-name="P27"/>
      <text:p text:style-name="P36">&lt;div id=”id属性&gt;</text:p>
      <text:p text:style-name="P36"><text:tab/>id属性は、htmlファイル内で一つしか作れない</text:p>
      <text:p text:style-name="P36">&lt;/div&gt;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<text:soft-page-break/>1<text:span text:style-name="T2">2</text:span>.<text:span text:style-name="T1">テーブル</text:span></text:p>
      <text:p text:style-name="P27"/>
      <text:p text:style-name="P36">&lt;table&gt;</text:p>
      <text:p text:style-name="P36"><text:tab/>&lt;tr&gt;</text:p>
      <text:p text:style-name="P36"><text:tab/><text:tab/>&lt;td&gt;テーブル１&lt;/td&gt;</text:p>
      <text:p text:style-name="P36"><text:tab/><text:tab/>&lt;td&gt;テーブル２&lt;/td&gt;</text:p>
      <text:p text:style-name="P36"><text:tab/>&lt;/tr&gt;</text:p>
      <text:p text:style-name="P36"><text:tab/><text:tab/>&lt;td&gt;テーブル３&lt;/td&gt;</text:p>
      <text:p text:style-name="P36"><text:tab/><text:tab/>&lt;td&gt;テーブル４&lt;/td&gt;</text:p>
      <text:p text:style-name="P36"><text:tab/>&lt;/tr&gt;</text:p>
      <text:p text:style-name="P36">&lt;/table&gt;</text:p>
      <text:p text:style-name="P36"/>
      <text:p text:style-name="P36">※罫線はCSSで引く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2"/>
      <text:p text:style-name="P12"/>
      <text:p text:style-name="P12"/>
      <text:p text:style-name="P12"><text:soft-page-break/>1<text:span text:style-name="T2">3.番号付きリスト</text:span></text:p>
      <text:p text:style-name="P28"/>
      <text:p text:style-name="P36">&lt;ol&gt;</text:p>
      <text:p text:style-name="P36"><text:tab/>&lt;li&gt;番号付きリスト&lt;/li&gt;</text:p>
      <text:p text:style-name="P36"><text:tab/>&lt;li&gt;番号付きリスト&lt;/li&gt;</text:p>
      <text:p text:style-name="P36"><text:tab/>&lt;li&gt;番号付きリスト３&lt;/li&gt;</text:p>
      <text:p text:style-name="P36">&lt;/ol&gt;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><text:soft-page-break/>1<text:span text:style-name="T2">4.テキストを修飾するタグ</text:span></text:p>
      <text:p text:style-name="P28"/>
      <text:p text:style-name="P37">&lt;br&gt;<text:tab/><text:tab/><text:tab/><text:tab/><text:tab/>&lt;!-- 強制改行 --&gt;</text:p>
      <text:p text:style-name="P37">&lt;b&gt;太い&lt;/b&gt;<text:tab/><text:tab/><text:tab/>&lt;!-- 太文字 --&gt;</text:p>
      <text:p text:style-name="P37">&lt;mark&gt;マーカー&lt;/mark&gt;<text:tab/><text:tab/>&lt;!-- マーカー --&gt;</text:p>
      <text:p text:style-name="P37">&lt;small&gt;注意書き&lt;/small&gt;<text:tab/>&lt;!-- 注意書き --&gt;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1<text:span text:style-name="T2">5.フォーム</text:span></text:p>
      <text:p text:style-name="P31"/>
      <text:p text:style-name="P44">&lt;form method=”データの送信方式” action=”送信先のURL”&gt;</text:p>
      <text:p text:style-name="P44"><text:tab/>&lt;!-- method : “GET” 又は “POST” --&gt;</text:p>
      <text:p text:style-name="P41"><text:tab/><text:span text:style-name="T6">&lt;!-- action : “xxxx.html” --&gt;</text:span></text:p>
      <text:p text:style-name="P41"/>
      <text:p text:style-name="P41"><text:tab/><text:span text:style-name="T6">&lt;div&gt;</text:span></text:p>
      <text:p text:style-name="P41"><text:tab/><text:tab/>ここに書いた内容を送信する</text:p>
      <text:p text:style-name="P41"><text:tab/><text:span text:style-name="T6">&lt;/div&gt;</text:span></text:p>
      <text:p text:style-name="P41"><text:tab/><text:span text:style-name="T6">&lt;div&gt;</text:span></text:p>
      <text:p text:style-name="P41"><text:tab/><text:tab/><text:span text:style-name="T6">&lt;input type=”submit” name=”submit” value=”送信”&gt;</text:span></text:p>
      <text:p text:style-name="P41"><text:tab/><text:tab/><text:span text:style-name="T6">&lt;!-- この送信ボタンを押すと、formが送信される --&gt;</text:span></text:p>
      <text:p text:style-name="P41"><text:tab/><text:tab/><text:span text:style-name="T6">&lt;!-- javascriptを使う方法もある --&gt;</text:span></text:p>
      <text:p text:style-name="P41"><text:tab/><text:span text:style-name="T6">&lt;/div&gt;</text:span></text:p>
      <text:p text:style-name="P44">&lt;/form&gt;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6"><text:soft-page-break/>1<text:span text:style-name="T4">6.プルダウンメニュー</text:span></text:p>
      <text:p text:style-name="P42"/>
      <text:p text:style-name="P44">&lt;select name=”name属性”&gt;</text:p>
      <text:p text:style-name="P44"><text:tab/>&lt;option value=”list1”&gt;リスト１&lt;/option&gt;</text:p>
      <text:p text:style-name="P44"><text:tab/>&lt;option value=”list2”&gt;リスト２&lt;/option&gt;</text:p>
      <text:p text:style-name="P44"><text:tab/>&lt;option value=”list3”&gt;リスト３&lt;/option&gt;</text:p>
      <text:p text:style-name="P44">&lt;/select&gt;</text:p>
      <text:p text:style-name="P44"/>
      <text:p text:style-name="P44"/>
      <text:p text:style-name="P44"/>
      <text:p text:style-name="P44"/>
      <text:p text:style-name="P44"/>
      <text:p text:style-name="P44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1<text:span text:style-name="T7">7.ラジオボタン</text:span></text:p>
      <text:p text:style-name="P43"/>
      <text:p text:style-name="P45">&lt;div&gt;</text:p>
      <text:p text:style-name="P45"><text:tab/>今日は、晴れていますか？&lt;br&gt;</text:p>
      <text:p text:style-name="P45"><text:tab/>&lt;input type=”radio” name=”tenki” value=”yes” checked&gt;はい</text:p>
      <text:p text:style-name="P45"><text:tab/>&lt;input type=”radio” name=”tenki” value=”no”&gt;いいえ</text:p>
      <text:p text:style-name="P45">&lt;/div&gt;</text:p>
      <text:p text:style-name="P45"/>
      <text:p text:style-name="P45"/>
      <text:p text:style-name="P45"/>
      <text:p text:style-name="P45"/>
      <text:p text:style-name="P45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1<text:span text:style-name="T7">8.チェックボックス</text:span></text:p>
      <text:p text:style-name="P43"/>
      <text:p text:style-name="P45">&lt;div&gt;</text:p>
      <text:p text:style-name="P45"><text:tab/>どのフルーツが好きですか？&lt;br&gt;</text:p>
      <text:p text:style-name="P45"><text:tab/>&lt;input type=”checkbox” name=”fruit” value=”apple”&gt;りんご</text:p>
      <text:p text:style-name="P45"><text:tab/>&lt;input type=”checkbox” name=”fruit” value=”banana”&gt;バナナ</text:p>
      <text:p text:style-name="P45"><text:tab/>&lt;input type=”checkbox” name=”fruit” value=”grape”&gt;ぶどう</text:p>
      <text:p text:style-name="P45">&lt;/div&gt;</text:p>
      <text:p text:style-name="P45"/>
      <text:p text:style-name="P45"/>
      <text:p text:style-name="P45"/>
      <text:p text:style-name="P45"/>
      <text:p text:style-name="P45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1<text:span text:style-name="T7">9.テキストフィールド</text:span></text:p>
      <text:p text:style-name="P43"/>
      <text:p text:style-name="P45">&lt;div&gt;</text:p>
      <text:p text:style-name="P45"><text:tab/>テキストを入力してください&lt;br&gt;</text:p>
      <text:p text:style-name="P45"><text:tab/>&lt;input type=”text” name=”textin” placeholder=”ここに入力してください”&gt;</text:p>
      <text:p text:style-name="P45">&lt;/div&gt;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20.ラジオボタン</text:p>
      <text:p text:style-name="P43"/>
      <text:p text:style-name="P45">&lt;div&gt;</text:p>
      <text:p text:style-name="P45"><text:tab/>テキストを入力してください&lt;br&gt;</text:p>
      <text:p text:style-name="P45"><text:tab/>&lt;textarea name=”message”&gt;&lt;/textarea&gt;</text:p>
      <text:p text:style-name="P45">&lt;/div&gt;</text:p>
      <text:p text:style-name="P45"/>
      <text:p text:style-name="P45"/>
      <text:p text:style-name="P45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21.ラベル</text:p>
      <text:p text:style-name="P43"/>
      <text:p text:style-name="P45">&lt;!-- ラベルで括ると、テキスト部品をクリックした時に、入力部品が選択されるようになる --&gt;</text:p>
      <text:p text:style-name="P45">&lt;!-- 方法１　for属性をつかって、関連付ける --&gt;</text:p>
      <text:p text:style-name="P45">&lt;label for=”ID”&gt;関連付ける&lt;/label&gt;</text:p>
      <text:p text:style-name="P45">&lt;input type=”text” id=”ID” placeholder=”ここに入力してください”.</text:p>
      <text:p text:style-name="P45">&lt;!-- 方法２ labelで括る --&gt;</text:p>
      <text:p text:style-name="P45">&lt;label&gt;</text:p>
      <text:p text:style-name="P45"><text:tab/>関連付ける&lt;br&gt;</text:p>
      <text:p text:style-name="P45"><text:tab/>&lt;input type=”text” placeholder=”ここに入力してください”&gt;</text:p>
      <text:p text:style-name="P45">&lt;/label&gt;</text:p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5-05T15:05:40.378975260</dc:date>
    <meta:editing-duration>PT6H40M58S</meta:editing-duration>
    <meta:editing-cycles>74</meta:editing-cycles>
    <meta:generator>LibreOffice/6.0.7.3$Linux_X86_64 LibreOffice_project/00m0$Build-3</meta:generator>
    <meta:document-statistic meta:table-count="0" meta:image-count="0" meta:object-count="0" meta:page-count="24" meta:paragraph-count="164" meta:word-count="1203" meta:character-count="2782" meta:non-whitespace-character-count="2588"/>
  </office:meta>
</office:document-meta>
</file>